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57b0" officeooo:paragraph-rsid="000205fe"/>
    </style:style>
    <style:style style:name="P2" style:family="paragraph" style:parent-style-name="Standard">
      <style:paragraph-properties fo:text-align="end" style:justify-single-word="false"/>
      <style:text-properties officeooo:rsid="001857b0" officeooo:paragraph-rsid="000205fe"/>
    </style:style>
    <style:style style:name="P3" style:family="paragraph" style:parent-style-name="Standard">
      <style:text-properties fo:font-weight="bold" officeooo:rsid="001857b0" officeooo:paragraph-rsid="000205fe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a0d76" officeooo:paragraph-rsid="000a0d76" style:font-weight-asian="bold" style:font-weight-complex="bold"/>
    </style:style>
    <style:style style:name="P5" style:family="paragraph" style:parent-style-name="Standard">
      <style:text-properties officeooo:rsid="0002ff1e" officeooo:paragraph-rsid="0002ff1e"/>
    </style:style>
    <style:style style:name="P6" style:family="paragraph" style:parent-style-name="Standard">
      <style:text-properties officeooo:rsid="002405df" officeooo:paragraph-rsid="000205fe"/>
    </style:style>
    <style:style style:name="P7" style:family="paragraph" style:parent-style-name="Standard">
      <style:text-properties officeooo:rsid="002405df" officeooo:paragraph-rsid="0004f9f9"/>
    </style:style>
    <style:style style:name="P8" style:family="paragraph" style:parent-style-name="Standard">
      <style:text-properties officeooo:rsid="002405df" officeooo:paragraph-rsid="000a0d76"/>
    </style:style>
    <style:style style:name="P9" style:family="paragraph" style:parent-style-name="Standard">
      <style:text-properties officeooo:rsid="0004f9f9" officeooo:paragraph-rsid="0004f9f9"/>
    </style:style>
    <style:style style:name="P10" style:family="paragraph" style:parent-style-name="Standard">
      <style:text-properties officeooo:rsid="00061a9a" officeooo:paragraph-rsid="00061a9a"/>
    </style:style>
    <style:style style:name="P11" style:family="paragraph" style:parent-style-name="Standard">
      <style:text-properties officeooo:rsid="0007ec4c" officeooo:paragraph-rsid="0007ec4c"/>
    </style:style>
    <style:style style:name="P12" style:family="paragraph" style:parent-style-name="Standard">
      <style:text-properties officeooo:rsid="0007ec4c" officeooo:paragraph-rsid="0004f9f9"/>
    </style:style>
    <style:style style:name="P13" style:family="paragraph" style:parent-style-name="Standard">
      <style:text-properties officeooo:rsid="000a0d76" officeooo:paragraph-rsid="000a0d76"/>
    </style:style>
    <style:style style:name="P14" style:family="paragraph" style:parent-style-name="Standard">
      <style:text-properties officeooo:rsid="000b6544" officeooo:paragraph-rsid="000b6544"/>
    </style:style>
    <style:style style:name="P15" style:family="paragraph" style:parent-style-name="Standard">
      <style:paragraph-properties fo:text-align="center" style:justify-single-word="false"/>
      <style:text-properties fo:font-weight="bold" officeooo:rsid="000a0d76" officeooo:paragraph-rsid="000a0d76" style:font-weight-asian="bold" style:font-weight-complex="bold"/>
    </style:style>
    <style:style style:name="P16" style:family="paragraph" style:parent-style-name="Standard" style:master-page-name="">
      <style:paragraph-properties fo:text-align="end" style:justify-single-word="false" style:page-number="auto"/>
      <style:text-properties officeooo:rsid="001857b0" officeooo:paragraph-rsid="000205fe"/>
    </style:style>
    <style:style style:name="T1" style:family="text">
      <style:text-properties officeooo:rsid="002405df"/>
    </style:style>
    <style:style style:name="T2" style:family="text">
      <style:text-properties officeooo:rsid="000433a4"/>
    </style:style>
    <style:style style:name="T3" style:family="text">
      <style:text-properties officeooo:rsid="0004f9f9"/>
    </style:style>
    <style:style style:name="T4" style:family="text">
      <style:text-properties officeooo:rsid="000a0d76"/>
    </style:style>
    <style:style style:name="T5" style:family="text">
      <style:text-properties officeooo:rsid="000b6544"/>
    </style:style>
    <style:style style:name="T6" style:family="text">
      <style:text-properties officeooo:rsid="000c055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3">Hoang Duy Tran</text:p>
      <text:p text:style-name="P1">21 Fox House, Maysoule Road</text:p>
      <text:p text:style-name="P1">London SW11 2BX</text:p>
      <text:p text:style-name="P1">Phone: +44 7424 355 760</text:p>
      <text:p text:style-name="P1">E-mail: <text:a xlink:type="simple" xlink:href="mailto:hoangduytran1960@googlemail.com" text:style-name="Internet_20_link" text:visited-style-name="Visited_20_Internet_20_Link">hoangduytran1960@googlemail.com</text:a></text:p>
      <text:p text:style-name="P1"/>
      <text:p text:style-name="P5">Date: 05/04/2018</text:p>
      <text:p text:style-name="P5"/>
      <text:p text:style-name="P8">For the attention of </text:p>
      <text:p text:style-name="P8"/>
      <text:p text:style-name="P4">Wandsworth Council, </text:p>
      <text:p text:style-name="P4">Housing and Council Tax Benefit</text:p>
      <text:p text:style-name="P4">CHANGE IN CIRCUMSTANCES</text:p>
      <text:p text:style-name="P4">council tax ref: 81632760</text:p>
      <text:p text:style-name="P4">housing rent: 6/RSC/250527298</text:p>
      <text:p text:style-name="P6"/>
      <text:p text:style-name="P6">Dear <text:span text:style-name="T4">Sir/Madam</text:span>,</text:p>
      <text:p text:style-name="P6"/>
      <text:p text:style-name="P6">I <text:span text:style-name="T3">encountered a Achilles tendon injury whilst </text:span>working at: </text:p>
      <text:p text:style-name="P6"/>
      <text:p text:style-name="P7">Job Number: 500093, </text:p>
      <text:p text:style-name="P7"><text:span text:style-name="T3">Date: </text:span>31/01/2018</text:p>
      <text:p text:style-name="P7"><text:span text:style-name="T3">Time: </text:span>06:00 – 14:30 </text:p>
      <text:p text:style-name="P9">Company: <text:span text:style-name="T1">All Saints Retail Limited - <text:s/>Unit 6, Bellingham Way, Larkfield, Aylesford, Kent, ME20 6SQ</text:span></text:p>
      <text:p text:style-name="P7"/>
      <text:p text:style-name="P7">I told my mother about the injury <text:s/>and my mother advised me to continue working as the body will heal itself. But it wasn’t the case. The last day I could work was 02/03/2018 </text:p>
      <text:p text:style-name="P6"/>
      <text:p text:style-name="P6">Job Number: 508181, </text:p>
      <text:p text:style-name="P6">Date: 02/03/2018</text:p>
      <text:p text:style-name="P6">Company: Co-Op Group Limited,4 Buckhold Rd, London,SW18 4JS</text:p>
      <text:p text:style-name="P6">Time: 06:00 – 14:00</text:p>
      <text:p text:style-name="P6"/>
      <text:p text:style-name="P6"><text:span text:style-name="T3">when </text:span>the pain became unbearable. I stopped working for nearly two weeks and thinking that <text:s/>I could go back to work again, so I agreed to work on</text:p>
      <text:p text:style-name="P6"/>
      <text:p text:style-name="P6">Job Number: 962417</text:p>
      <text:p text:style-name="P6">Date: 15/03/2018</text:p>
      <text:p text:style-name="P6">Company: Waterstones Booksellers Limited,82 Gower Street London,WC1E 6EQ</text:p>
      <text:p text:style-name="P6">Time: 20:45 – 05:00 (16/03/2018)</text:p>
      <text:p text:style-name="P6"/>
      <text:p text:style-name="P6">Near to the end of the shift, I found that I could not stand up (from <text:span text:style-name="T3">a </text:span>s<text:span text:style-name="T3">it</text:span>ting <text:span text:style-name="T3">position </text:span>on the floor) properly. The pain was excruciating. After that shift, I decided to rest from works to allow <text:span text:style-name="T3">healing</text:span> taking place. I had since not accepting any works, <text:span text:style-name="T2">and this situation is likely continue for a foreseeable future.</text:span></text:p>
      <text:p text:style-name="P13"><text:span text:style-name="T5">(1) </text:span>In short, from 02/03/2018 I was off work due to injury until now, apart from 1 working day (15/03/2018). In total, I was off work for <text:span text:style-name="T5">33 days so far (02/03/2018 - 05/04/2018).</text:span></text:p>
      <text:p text:style-name="P6"/>
      <text:p text:style-name="P14"><text:soft-page-break/>(2) I was not claiming a state benefit (JSA/ESA) because I was still hoping to return to work each day. I do not want to go back to the benefit queue.</text:p>
      <text:p text:style-name="P14"/>
      <text:p text:style-name="P14">(3) <text:span text:style-name="T6">I present you a mini statement of my bank account as a proof of my saving, from which all living expenses are withdrawn from.</text:span></text:p>
      <text:p text:style-name="P12"/>
      <text:p text:style-name="P12"/>
      <text:p text:style-name="P11"/>
      <text:p text:style-name="P11">Yours sincerely,</text:p>
      <text:p text:style-name="P11"/>
      <text:p text:style-name="P11"/>
      <text:p text:style-name="P11"/>
      <text:p text:style-name="P11"/>
      <text:p text:style-name="P11"/>
      <text:p text:style-name="P11">Hoang Tran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.99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8:48:45.444373431</meta:creation-date>
    <dc:date>2018-04-06T11:29:59.485442685</dc:date>
    <meta:editing-duration>PT53M45S</meta:editing-duration>
    <meta:editing-cycles>7</meta:editing-cycles>
    <meta:generator>LibreOffice/5.4.6.2$Linux_X86_64 LibreOffice_project/40$Build-2</meta:generator>
    <meta:print-date>2018-04-06T11:28:01.816394148</meta:print-date>
    <meta:document-statistic meta:table-count="0" meta:image-count="0" meta:object-count="0" meta:page-count="2" meta:paragraph-count="34" meta:word-count="322" meta:character-count="1883" meta:non-whitespace-character-count="1582"/>
  </office:meta>
</office:document-meta>
</file>